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072087" officeooo:paragraph-rsid="000720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weight="bold" officeooo:rsid="0007ff8e" officeooo:paragraph-rsid="0007ff8e" fo:background-color="#ffff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bold" officeooo:rsid="0009b204" officeooo:paragraph-rsid="0009b204" fo:background-color="#ffff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weight="bold" officeooo:rsid="000bf962" officeooo:paragraph-rsid="000bf962" fo:background-color="#ffff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weight="bold" officeooo:rsid="000cd50e" officeooo:paragraph-rsid="000cd50e" fo:background-color="#fffff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0ce025" officeooo:paragraph-rsid="000ce025" fo:background-color="#ffffff" style:font-weight-asian="bold" style:font-weight-complex="bold"/>
    </style:style>
    <style:style style:name="P7" style:family="paragraph" style:parent-style-name="Standard">
      <style:text-properties style:font-name="DejaVu Sans" fo:font-weight="normal" officeooo:rsid="00072087" officeooo:paragraph-rsid="00072087" style:font-weight-asian="normal" style:font-weight-complex="normal"/>
    </style:style>
    <style:style style:name="P8" style:family="paragraph" style:parent-style-name="Standard">
      <style:text-properties style:font-name="DejaVu Sans" fo:font-weight="normal" officeooo:rsid="00072087" officeooo:paragraph-rsid="00072087" fo:background-color="#ffffff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normal" officeooo:rsid="0007ff8e" officeooo:paragraph-rsid="0007ff8e" fo:background-color="#fffff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normal" officeooo:rsid="0009b204" officeooo:paragraph-rsid="0009b204" fo:background-color="#fffff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normal" officeooo:rsid="000b3735" officeooo:paragraph-rsid="000b3735" fo:background-color="#ffff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0bf962" fo:background-color="#fffff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normal" officeooo:rsid="000bf962" officeooo:paragraph-rsid="0010cb7e" fo:background-color="#ffff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weight="normal" officeooo:rsid="000cd50e" officeooo:paragraph-rsid="0010cb7e" fo:background-color="#fffff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0ce025" fo:background-color="#fffff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weight="normal" officeooo:rsid="000ce025" officeooo:paragraph-rsid="00122bcc" fo:background-color="#fffff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weight="normal" officeooo:rsid="000f07cb" officeooo:paragraph-rsid="000f07cb" fo:background-color="#fffff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weight="normal" officeooo:rsid="0010cb7e" officeooo:paragraph-rsid="0010cb7e" fo:background-color="#fffff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weight="normal" officeooo:rsid="00122bcc" officeooo:paragraph-rsid="00122bcc" fo:background-color="#ffffff" style:font-weight-asian="normal" style:font-weight-complex="normal"/>
    </style:style>
    <style:style style:name="P21" style:family="paragraph" style:parent-style-name="Standard">
      <style:text-properties style:font-name="DejaVu Sans" fo:font-weight="normal" officeooo:rsid="00195f25" officeooo:paragraph-rsid="00195f25" fo:background-color="#ffffff" style:font-weight-asian="normal" style:font-weight-complex="normal"/>
    </style:style>
    <style:style style:name="T1" style:family="text">
      <style:text-properties officeooo:rsid="0009b204"/>
    </style:style>
    <style:style style:name="T2" style:family="text">
      <style:text-properties officeooo:rsid="000b76cd"/>
    </style:style>
    <style:style style:name="T3" style:family="text">
      <style:text-properties officeooo:rsid="000bf962"/>
    </style:style>
    <style:style style:name="T4" style:family="text">
      <style:text-properties officeooo:rsid="000ce025"/>
    </style:style>
    <style:style style:name="T5" style:family="text">
      <style:text-properties officeooo:rsid="000ecc6a"/>
    </style:style>
    <style:style style:name="T6" style:family="text">
      <style:text-properties officeooo:rsid="00122bcc"/>
    </style:style>
    <style:style style:name="T7" style:family="text">
      <style:text-properties officeooo:rsid="0016d37e"/>
    </style:style>
    <style:style style:name="T8" style:family="text">
      <style:text-properties officeooo:rsid="0017c0c7"/>
    </style:style>
    <style:style style:name="T9" style:family="text">
      <style:text-properties officeooo:rsid="00195f25"/>
    </style:style>
    <style:style style:name="T10" style:family="text">
      <style:text-properties officeooo:rsid="001995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liyah Craig</text:p>
      <text:p text:style-name="P21">03/03/2017</text:p>
      <text:p text:style-name="P8"/>
      <text:p text:style-name="P9">Teaching <text:span text:style-name="T9">@</text:span> <text:span text:style-name="T9">London Town House Coop</text:span></text:p>
      <text:p text:style-name="P2">Setup</text:p>
      <text:p text:style-name="P10">- Music playing</text:p>
      <text:p text:style-name="P10">- Text editor installed on chromebooks</text:p>
      <text:p text:style-name="P10">- All flash drives have teaching materials uploaded in case of internet failures</text:p>
      <text:p text:style-name="P10">- Laptops and chargers placed</text:p>
      <text:p text:style-name="P11">- Laptops turned on in guest mode <text:span text:style-name="T2">or student’s email</text:span></text:p>
      <text:p text:style-name="P10">- ? Hmm, setting permissions so that students can’t go to alternative programs and sites</text:p>
      <text:p text:style-name="P10"/>
      <text:p text:style-name="P10"/>
      <text:p text:style-name="P10"/>
      <text:p text:style-name="P3">Day 1</text:p>
      <text:p text:style-name="P10">- <text:span text:style-name="T1">Instructor Introductions</text:span></text:p>
      <text:p text:style-name="P11">- Class introductions (name and what is most important to you)</text:p>
      <text:p text:style-name="P11">- What this class is for</text:p>
      <text:p text:style-name="P11">- Expectations</text:p>
      <text:p text:style-name="P11">- Why participation in this class is important <text:span text:style-name="T8">(opportunities)</text:span></text:p>
      <text:p text:style-name="P11"/>
      <text:p text:style-name="P3"/>
      <text:p text:style-name="P11">- Parts of the computer</text:p>
      <text:p text:style-name="P12">- Using chromeboooks</text:p>
      <text:p text:style-name="P11">- What is the internet</text:p>
      <text:p text:style-name="P11">- <text:span text:style-name="T3">What is web development</text:span></text:p>
      <text:p text:style-name="P13">- Some other fields</text:p>
      <text:p text:style-name="P11">- Account setups <text:span text:style-name="T2">(online and adding Text app)</text:span></text:p>
      <text:p text:style-name="P13">- Using Repl.it</text:p>
      <text:p text:style-name="P11"/>
      <text:p text:style-name="P3"/>
      <text:p text:style-name="P13">- Type hello world in Repl</text:p>
      <text:p text:style-name="P13"/>
      <text:p text:style-name="P13"/>
      <text:p text:style-name="P13"/>
      <text:p text:style-name="P4">Day <text:span text:style-name="T10">2</text:span></text:p>
      <text:p text:style-name="P13">- Go to whiteboard, show html of hello world, put name signature</text:p>
      <text:p text:style-name="P13">- Tags, what and why</text:p>
      <text:p text:style-name="P13">- Different types of text tags</text:p>
      <text:p text:style-name="P13">- Try it on your own in repl</text:p>
      <text:p text:style-name="P13">- Image tags <text:span text:style-name="T4">and attributes</text:span></text:p>
      <text:p text:style-name="P13"/>
      <text:p text:style-name="P4"/>
      <text:p text:style-name="P13">- Explain the wrapping tags (especially head and body)</text:p>
      <text:p text:style-name="P13">- Practice by creating html file and doing hello world</text:p>
      <text:p text:style-name="P14">- What is css</text:p>
      <text:p text:style-name="P15">- CSS syntax</text:p>
      <text:p text:style-name="P15"><text:soft-page-break/></text:p>
      <text:p text:style-name="P15"/>
      <text:p text:style-name="P4"/>
      <text:p text:style-name="P13">- Turn words into a different color</text:p>
      <text:p text:style-name="P19">- hex codes</text:p>
      <text:p text:style-name="P13">- Create link tag on html file and do same assignment</text:p>
      <text:p text:style-name="P13"/>
      <text:p text:style-name="P13"/>
      <text:p text:style-name="P13"/>
      <text:p text:style-name="P5">Day 3</text:p>
      <text:p text:style-name="P16">- Text align center</text:p>
      <text:p text:style-name="P16">- image editing (like size)</text:p>
      <text:p text:style-name="P16">- body background</text:p>
      <text:p text:style-name="P16">- margin and padding</text:p>
      <text:p text:style-name="P16"/>
      <text:p text:style-name="P6"/>
      <text:p text:style-name="P17">- Show examples for inspiration</text:p>
      <text:p text:style-name="P17">(</text:p>
      <text:p text:style-name="P17">galaxy with planet: <text:span text:style-name="T6">https://repl.it/GDLx/3</text:span></text:p>
      <text:p text:style-name="P17">wall with pic frame: <text:span text:style-name="T6">https://repl.it/GDOC/2</text:span></text:p>
      <text:p text:style-name="P17">chess game: <text:span text:style-name="T6">https://repl.it/GDQn/7</text:span></text:p>
      <text:p text:style-name="P20">)</text:p>
      <text:p text:style-name="P16">- Paper and pencil, draw your idea</text:p>
      <text:p text:style-name="P16"/>
      <text:p text:style-name="P6"/>
      <text:p text:style-name="P16">- Websites for research</text:p>
      <text:p text:style-name="P16">- Start coding it out</text:p>
      <text:p text:style-name="P16">- Write to the whiteboard ideas that you find</text:p>
      <text:p text:style-name="P16"/>
      <text:p text:style-name="P16"/>
      <text:p text:style-name="P16"/>
      <text:p text:style-name="P6">Day 4</text:p>
      <text:p text:style-name="P16">- Time buffer</text:p>
      <text:p text:style-name="P18">- For those who are ahead: simple js, <text:span text:style-name="T7">favicon, fonts</text:span></text:p>
      <text:p text:style-name="P16"/>
      <text:p text:style-name="P6"/>
      <text:p text:style-name="P16">- Think about and make a presentation for things you have learned</text:p>
      <text:p text:style-name="P16"/>
      <text:p text:style-name="P6"/>
      <text:p text:style-name="P16">- Present</text:p>
      <text:p text:style-name="P16">- How to continue <text:span text:style-name="T5">coding</text:span></text:p>
      <text:p text:style-name="P13"/>
      <text:p text:style-name="P13"/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14:26.438691073</meta:creation-date>
    <dc:title>Jerliyah Standard</dc:title>
    <meta:editing-duration>PT2H34M40S</meta:editing-duration>
    <meta:editing-cycles>11</meta:editing-cycles>
    <meta:generator>LibreOffice/5.2.3.3$Linux_X86_64 LibreOffice_project/d54a8868f08a7b39642414cf2c8ef2f228f780cf</meta:generator>
    <dc:date>2017-03-03T16:53:21.005107246</dc:date>
    <meta:document-statistic meta:table-count="0" meta:image-count="0" meta:object-count="0" meta:page-count="2" meta:paragraph-count="58" meta:word-count="315" meta:character-count="1689" meta:non-whitespace-character-count="1432"/>
    <meta:template xlink:type="simple" xlink:actuate="onRequest" xlink:title="Jerliyah Standard" xlink:href="../../../Templates/Jerliyah%20Standard.ott" meta:date="2017-03-01T13:14:25.421522723"/>
  </office:meta>
</office:document-meta>
</file>